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182136"/>
    </style:style>
    <style:style style:name="P2" style:family="paragraph" style:parent-style-name="Standard">
      <style:text-properties officeooo:paragraph-rsid="0022d263"/>
    </style:style>
    <style:style style:name="P3" style:family="paragraph" style:parent-style-name="Standard">
      <style:text-properties officeooo:paragraph-rsid="0023c80e"/>
    </style:style>
    <style:style style:name="T1" style:family="text">
      <style:text-properties officeooo:rsid="00182136"/>
    </style:style>
    <style:style style:name="T2" style:family="text">
      <style:text-properties officeooo:rsid="0019c525"/>
    </style:style>
    <style:style style:name="T3" style:family="text">
      <style:text-properties officeooo:rsid="001c7016"/>
    </style:style>
    <style:style style:name="T4" style:family="text">
      <style:text-properties officeooo:rsid="001d3b47"/>
    </style:style>
    <style:style style:name="T5" style:family="text">
      <style:text-properties officeooo:rsid="001ef507"/>
    </style:style>
    <style:style style:name="T6" style:family="text">
      <style:text-properties officeooo:rsid="001ff872"/>
    </style:style>
    <style:style style:name="T7" style:family="text">
      <style:text-properties officeooo:rsid="00203cce"/>
    </style:style>
    <style:style style:name="T8" style:family="text">
      <style:text-properties officeooo:rsid="0022d263"/>
    </style:style>
    <style:style style:name="T9" style:family="text">
      <style:text-properties officeooo:rsid="0023c8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yntax:</text:span></text:p>
      <text:p text:style-name="P1"><text:span text:style-name="T1"/></text:p>
      <text:p text:style-name="P1"><text:span text:style-name="T1">t ::= </text:span></text:p>
      <text:p text:style-name="P1"><text:span text:style-name="T1"><text:tab/></text:span><text:span text:style-name="T5">t</text:span><text:span text:style-name="T1">rue</text:span></text:p>
      <text:p text:style-name="P1"><text:span text:style-name="T1"><text:tab/>| </text:span><text:span text:style-name="T5">f</text:span><text:span text:style-name="T1">alse</text:span></text:p>
      <text:p text:style-name="P1"><text:span text:style-name="T1"><text:tab/>| </text:span><text:span text:style-name="T5">z</text:span><text:span text:style-name="T1">ero</text:span></text:p>
      <text:p text:style-name="P1"><text:span text:style-name="T1"><text:tab/>| </text:span><text:span text:style-name="T5">s</text:span><text:span text:style-name="T1">ucc t</text:span></text:p>
      <text:p text:style-name="P1"><text:span text:style-name="T1"><text:tab/>| </text:span><text:span text:style-name="T5">p</text:span><text:span text:style-name="T1">red t</text:span></text:p>
      <text:p text:style-name="P1"><text:span text:style-name="T1"><text:tab/></text:span><text:span text:style-name="T2">| </text:span><text:span text:style-name="T5">i</text:span><text:span text:style-name="T3">s</text:span><text:span text:style-name="T5">z</text:span><text:span text:style-name="T3">ero t</text:span></text:p>
      <text:p text:style-name="P1"><text:span text:style-name="T3"><text:tab/></text:span><text:span text:style-name="T4">| </text:span><text:span text:style-name="T5">n</text:span><text:span text:style-name="T4">ot t</text:span></text:p>
      <text:p text:style-name="P1"><text:span text:style-name="T4"><text:tab/></text:span><text:span text:style-name="T5">| </text:span><text:span text:style-name="T6">and t t</text:span></text:p>
      <text:p text:style-name="P1"><text:span text:style-name="T6"><text:tab/>| </text:span><text:span text:style-name="T7">or t t </text:span></text:p>
      <text:p text:style-name="P2"><text:span text:style-name="T8"/></text:p>
      <text:p text:style-name="P2"><text:span text:style-name="T8">Evaluation </text:span><text:span text:style-name="T9">(for the added functionality alone)</text:span><text:span text:style-name="T8">:</text:span></text:p>
      <text:p text:style-name="P2"><text:span text:style-name="T8"/></text:p>
      <text:p text:style-name="P3"><text:span text:style-name="T9"/></text:p>
      <text:p text:style-name="P1"><text:span text:style-name="T1"/></text:p>
      <text:p text:style-name="P1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1T21:14:49</meta:creation-date>
    <dc:date>2013-09-21T21:53:24</dc:date>
    <meta:editing-duration>PT35M31S</meta:editing-duration>
    <meta:editing-cycles>10</meta:editing-cycles>
    <meta:generator>LibreOffice/3.6$Linux_X86_64 LibreOffice_project/360m1$Build-2</meta:generator>
    <meta:document-statistic meta:table-count="0" meta:image-count="0" meta:object-count="0" meta:page-count="1" meta:paragraph-count="12" meta:word-count="34" meta:character-count="137" meta:non-whitespace-character-count="104"/>
  </office:meta>
</office:document-meta>
</file>